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ported Azimuth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ompass</text:p>
          </table:table-cell>
        </table:table-row>
        <table:table-row table:style-name="ro1">
          <table:table-cell office:value-type="float" office:value="169.56" calcext:value-type="float">
            <text:p>169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72" calcext:value-type="float">
            <text:p>174.7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.97" calcext:value-type="float">
            <text:p>171.9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.07" calcext:value-type="float">
            <text:p>169.0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.32" calcext:value-type="float">
            <text:p>162.3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.42" calcext:value-type="float">
            <text:p>159.4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.99" calcext:value-type="float">
            <text:p>155.9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.71" calcext:value-type="float">
            <text:p>152.7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.94" calcext:value-type="float">
            <text:p>148.9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5.08" calcext:value-type="float">
            <text:p>145.0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7.76" calcext:value-type="float">
            <text:p>137.7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.39" calcext:value-type="float">
            <text:p>134.39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9.95" calcext:value-type="float">
            <text:p>129.9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5.84" calcext:value-type="float">
            <text:p>125.8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1.34" calcext:value-type="float">
            <text:p>121.34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2.29" calcext:value-type="float">
            <text:p>112.29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.32" calcext:value-type="float">
            <text:p>107.32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.56" calcext:value-type="float">
            <text:p>102.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38" calcext:value-type="float">
            <text:p>96.3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2.69" calcext:value-type="float">
            <text:p>82.69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4.42" calcext:value-type="float">
            <text:p>74.4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4.11" calcext:value-type="float">
            <text:p>54.11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.31" calcext:value-type="float">
            <text:p>39.31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20.55" calcext:value-type="float">
            <text:p>-20.55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32.22" calcext:value-type="float">
            <text:p>-32.22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43.88" calcext:value-type="float">
            <text:p>-43.8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49.26" calcext:value-type="float">
            <text:p>-49.2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59.83" calcext:value-type="float">
            <text:p>-59.83</text:p>
          </table:table-cell>
          <table:table-cell office:value-type="string" calcext:value-type="string">
            <text:p>NIL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61.98" calcext:value-type="float">
            <text:p>-61.98</text:p>
          </table:table-cell>
          <table:table-cell office:value-type="string" calcext:value-type="string">
            <text:p>NIL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69.61" calcext:value-type="float">
            <text:p>-69.6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74.21" calcext:value-type="float">
            <text:p>-74.2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78.66" calcext:value-type="float">
            <text:p>-78.66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82.58" calcext:value-type="float">
            <text:p>-82.58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86.43" calcext:value-type="float">
            <text:p>-86.43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90.71" calcext:value-type="float">
            <text:p>-90.71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-94.15" calcext:value-type="float">
            <text:p>-94.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8.58" calcext:value-type="float">
            <text:p>-98.58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102.6" calcext:value-type="float">
            <text:p>-102.6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104.55" calcext:value-type="float">
            <text:p>-104.5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-108.77" calcext:value-type="float">
            <text:p>-108.77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113.59" calcext:value-type="float">
            <text:p>-113.59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-115.58" calcext:value-type="float">
            <text:p>-115.5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118.61" calcext:value-type="float">
            <text:p>-118.61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20.88" calcext:value-type="float">
            <text:p>-120.8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24.01" calcext:value-type="float">
            <text:p>-124.0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126.58" calcext:value-type="float">
            <text:p>-126.5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129.19" calcext:value-type="float">
            <text:p>-129.1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132.78" calcext:value-type="float">
            <text:p>-132.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136.13" calcext:value-type="float">
            <text:p>-136.13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139.24" calcext:value-type="float">
            <text:p>-139.2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-141.72" calcext:value-type="float">
            <text:p>-141.72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-144.34" calcext:value-type="float">
            <text:p>-144.34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147.62" calcext:value-type="float">
            <text:p>-147.62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-151.08" calcext:value-type="float">
            <text:p>-151.08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153.2" calcext:value-type="float">
            <text:p>-153.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-157.05" calcext:value-type="float">
            <text:p>-157.0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-160.13" calcext:value-type="float">
            <text:p>-160.1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2.94" calcext:value-type="float">
            <text:p>162.9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-166.13" calcext:value-type="float">
            <text:p>-166.1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-168.84" calcext:value-type="float">
            <text:p>-168.84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171.59" calcext:value-type="float">
            <text:p>-171.59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30:18.342506868</meta:creation-date>
    <dc:date>2018-03-14T11:01:36.136344118</dc:date>
    <meta:editing-duration>PT10M16S</meta:editing-duration>
    <meta:editing-cycles>2</meta:editing-cycles>
    <meta:generator>LibreOffice/5.1.6.2$Linux_X86_64 LibreOffice_project/10m0$Build-2</meta:generator>
    <meta:document-statistic meta:table-count="1" meta:cell-count="216" meta:object-count="0"/>
  </office:meta>
</office:document-meta>
</file>